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AAAAA+LiberationSerif" svg:font-family="BAAAAA+LiberationSerif" style:font-family-generic="roman"/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 style:master-page-name="Standard">
      <style:table-properties style:width="6.9063in" fo:margin-left="0.0278in" style:page-number="auto" table:align="left" style:writing-mode="lr-tb"/>
    </style:style>
    <style:style style:name="Table1.A" style:family="table-column">
      <style:table-column-properties style:column-width="3.4361in"/>
    </style:style>
    <style:style style:name="Table1.B" style:family="table-column">
      <style:table-column-properties style:column-width="3.4694in"/>
    </style:style>
    <style:style style:name="Table1.1" style:family="table-row">
      <style:table-row-properties style:min-row-height="0.8125in" fo:keep-together="auto"/>
    </style:style>
    <style:style style:name="Table1.A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1.2" style:family="table-row">
      <style:table-row-properties style:min-row-height="2.0625in" fo:keep-together="auto"/>
    </style:style>
    <style:style style:name="Table2" style:family="table">
      <style:table-properties style:width="6.925in" fo:margin-left="0.0014in" table:align="left" style:writing-mode="lr-tb"/>
    </style:style>
    <style:style style:name="Table2.A" style:family="table-column">
      <style:table-column-properties style:column-width="3.4618in"/>
    </style:style>
    <style:style style:name="Table2.B" style:family="table-column">
      <style:table-column-properties style:column-width="3.4625in"/>
    </style:style>
    <style:style style:name="Table2.1" style:family="table-row">
      <style:table-row-properties style:min-row-height="0.8125in" fo:keep-together="auto"/>
    </style:style>
    <style:style style:name="Table2.A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2.2" style:family="table-row">
      <style:table-row-properties style:min-row-height="2.0625in" fo:keep-together="auto"/>
    </style:style>
    <style:style style:name="Table3" style:family="table">
      <style:table-properties style:width="6.925in" fo:margin-left="0.0014in" table:align="left" style:writing-mode="lr-tb"/>
    </style:style>
    <style:style style:name="Table3.A" style:family="table-column">
      <style:table-column-properties style:column-width="3.4618in"/>
    </style:style>
    <style:style style:name="Table3.B" style:family="table-column">
      <style:table-column-properties style:column-width="3.4625in"/>
    </style:style>
    <style:style style:name="Table3.1" style:family="table-row">
      <style:table-row-properties style:min-row-height="0.8125in" fo:keep-together="auto"/>
    </style:style>
    <style:style style:name="Table3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3.2" style:family="table-row">
      <style:table-row-properties style:min-row-height="2.0625in" fo:keep-together="auto"/>
    </style:style>
    <style:style style:name="Table4" style:family="table">
      <style:table-properties style:width="6.925in" fo:margin-left="0.0014in" table:align="left" style:writing-mode="lr-tb"/>
    </style:style>
    <style:style style:name="Table4.A" style:family="table-column">
      <style:table-column-properties style:column-width="3.4618in"/>
    </style:style>
    <style:style style:name="Table4.B" style:family="table-column">
      <style:table-column-properties style:column-width="3.4625in"/>
    </style:style>
    <style:style style:name="Table4.1" style:family="table-row">
      <style:table-row-properties style:min-row-height="0.8125in" fo:keep-together="auto"/>
    </style:style>
    <style:style style:name="Table4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4.2" style:family="table-row">
      <style:table-row-properties style:min-row-height="2.0625in" fo:keep-together="auto"/>
    </style:style>
    <style:style style:name="Table5" style:family="table">
      <style:table-properties style:width="6.925in" fo:margin-left="0.0014in" table:align="left" style:writing-mode="lr-tb"/>
    </style:style>
    <style:style style:name="Table5.A" style:family="table-column">
      <style:table-column-properties style:column-width="3.4618in"/>
    </style:style>
    <style:style style:name="Table5.B" style:family="table-column">
      <style:table-column-properties style:column-width="3.4625in"/>
    </style:style>
    <style:style style:name="Table5.1" style:family="table-row">
      <style:table-row-properties style:min-row-height="0.8125in" fo:keep-together="auto"/>
    </style:style>
    <style:style style:name="Table5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5.2" style:family="table-row">
      <style:table-row-properties style:min-row-height="2.625in" fo:keep-together="auto"/>
    </style:style>
    <style:style style:name="Table6" style:family="table">
      <style:table-properties style:width="6.925in" fo:margin-left="0.0014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25in"/>
    </style:style>
    <style:style style:name="Table6.1" style:family="table-row">
      <style:table-row-properties style:min-row-height="0.8125in" fo:keep-together="auto"/>
    </style:style>
    <style:style style:name="Table6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6.2" style:family="table-row">
      <style:table-row-properties style:min-row-height="2.0625in" fo:keep-together="auto"/>
    </style:style>
    <style:style style:name="Table7" style:family="table">
      <style:table-properties style:width="6.8854in" fo:margin-left="0.0486in" table:align="left" style:writing-mode="lr-tb"/>
    </style:style>
    <style:style style:name="Table7.A" style:family="table-column">
      <style:table-column-properties style:column-width="3.4153in"/>
    </style:style>
    <style:style style:name="Table7.B" style:family="table-column">
      <style:table-column-properties style:column-width="3.4694in"/>
    </style:style>
    <style:style style:name="Table7.1" style:family="table-row">
      <style:table-row-properties style:min-row-height="0.8125in" fo:keep-together="auto"/>
    </style:style>
    <style:style style:name="Table7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7.2" style:family="table-row">
      <style:table-row-properties style:min-row-height="2.0625in" fo:keep-together="auto"/>
    </style:style>
    <style:style style:name="Table8" style:family="table">
      <style:table-properties style:width="6.925in" fo:margin-left="0.0014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625in"/>
    </style:style>
    <style:style style:name="Table8.1" style:family="table-row">
      <style:table-row-properties style:min-row-height="0.8125in" fo:keep-together="auto"/>
    </style:style>
    <style:style style:name="Table8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8.2" style:family="table-row">
      <style:table-row-properties style:min-row-height="2.0625in" fo:keep-together="auto"/>
    </style:style>
    <style:style style:name="Table9" style:family="table">
      <style:table-properties style:width="6.925in" fo:margin-left="0.0014in" table:align="left" style:writing-mode="lr-tb"/>
    </style:style>
    <style:style style:name="Table9.A" style:family="table-column">
      <style:table-column-properties style:column-width="3.4618in"/>
    </style:style>
    <style:style style:name="Table9.B" style:family="table-column">
      <style:table-column-properties style:column-width="3.4625in"/>
    </style:style>
    <style:style style:name="Table9.1" style:family="table-row">
      <style:table-row-properties style:min-row-height="0.8125in" fo:keep-together="auto"/>
    </style:style>
    <style:style style:name="Table9.A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9.2" style:family="table-row">
      <style:table-row-properties style:min-row-height="2.0625in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a" style:font-name="BAAAAA+LiberationSerif" fo:font-size="12pt" style:font-name-asian="BAAAAA+LiberationSerif" style:font-size-asian="12pt" style:font-name-complex="BAAAAA+LiberationSerif" style:font-size-complex="12pt"/>
    </style:style>
    <style:style style:name="P3" style:family="paragraph" style:parent-style-name="Standard" style:list-style-name="">
      <style:paragraph-properties style:text-autospace="none"/>
      <style:text-properties fo:color="#00000a" style:font-name="BAAAAA+LiberationSerif" fo:font-size="12pt" style:font-name-asian="BAAAAA+LiberationSerif" style:font-size-asian="12pt" style:font-name-complex="BAAAAA+LiberationSerif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a" style:font-name="BAAAAA+LiberationSerif" fo:font-size="10.5pt" style:font-name-asian="BAAAAA+LiberationSerif" style:font-size-asian="10.5pt" style:font-name-complex="BAAAAA+LiberationSerif" style:font-size-complex="10.5pt"/>
    </style:style>
    <style:style style:name="P5" style:family="paragraph" style:parent-style-name="Standard" style:list-style-name="">
      <style:paragraph-properties style:text-autospace="none"/>
      <style:text-properties fo:color="#00000a" style:font-name="BAAAAA+LiberationSerif" fo:font-size="10.5pt" style:font-name-asian="BAAAAA+LiberationSerif" style:font-size-asian="10.5pt" style:font-name-complex="BAAAAA+LiberationSerif" style:font-size-complex="10.5pt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 style:list-style-name="L2">
      <style:paragraph-properties fo:text-align="start" style:justify-single-word="false" style:text-autospace="non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color="#00000a" style:font-name="BAAAAA+LiberationSerif" fo:font-size="12pt" style:font-name-asian="BAAAAA+LiberationSerif" style:font-size-asian="12pt" style:font-name-complex="BAAAAA+LiberationSerif" style:font-size-complex="12pt"/>
    </style:style>
    <style:style style:name="P12" style:family="paragraph" style:parent-style-name="Table_20_Contents">
      <style:text-properties fo:color="#00000a" style:font-name="BAAAAA+LiberationSerif" fo:font-size="10.5pt" style:font-name-asian="BAAAAA+LiberationSerif" style:font-size-asian="10.5pt" style:font-name-complex="BAAAAA+LiberationSerif" style:font-size-complex="10.5pt"/>
    </style:style>
    <style:style style:name="P13" style:family="paragraph" style:parent-style-name="Table_20_Contents" style:master-page-name="Converted1">
      <style:paragraph-properties style:page-number="auto"/>
    </style:style>
    <style:style style:name="T1" style:family="text">
      <style:text-properties fo:color="#00000a" style:font-name="BAAAAA+LiberationSerif" fo:font-size="12pt" style:font-name-asian="BAAAAA+LiberationSerif" style:font-size-asian="12pt" style:font-name-complex="BAAAAA+LiberationSerif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Abstract</text:p>
            <text:p text:style-name="P8">Person</text:p>
            <text:p text:style-name="P9">Client, Administrator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Table_20_Contents">- Stores Name</text:p>
            <text:p text:style-name="Table_20_Contents">- Get Name </text:p>
            <text:p text:style-name="Table_20_Contents">- Change Name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9">Person</text:p>
            <text:p text:style-name="P8">Client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Table_20_Contents">- Launch the app</text:p>
            <text:p text:style-name="Table_20_Contents">- Loads saved data</text:p>
            <text:p text:style-name="P11"/>
            <text:p text:style-name="P11">- Creates a searchFlight class and stores it in a variable</text:p>
            <text:p text:style-name="P11"/>
            <text:p text:style-name="P11">- using the SearchFlight class:</text:p>
            <text:p text:style-name="P12"><text:s text:c="5"/>- searchFlight: Search and get flight results by</text:p>
            <text:p text:style-name="P4">Origin + Destination + Date</text:p>
            <text:p text:style-name="P4"><text:s text:c="5"/>- searchResultsItineraries:Display search results</text:p>
            <text:p text:style-name="P4">for possible itineraries</text:p>
            <text:p text:style-name="P4"><text:s text:c="5"/>- searchResultsTravel: Display search result sorted</text:p>
            <text:p text:style-name="P4">by total travel time</text:p>
            <text:p text:style-name="P4"><text:s text:c="5"/>- searchResultsCost: Display search result sorted</text:p>
            <text:p text:style-name="P4">by total cost</text:p>
            <text:p text:style-name="P4"><text:s text:c="5"/>- selectItinerary: Select an intinerary from a list of</text:p>
            <text:p text:style-name="P5"><text:soft-page-break/>search results</text:p>
            <text:p text:style-name="P11"/>
            <text:p text:style-name="P11"/>
            <text:p text:style-name="P2">- book: Book the selected itinerary</text:p>
            <text:p text:style-name="P2">- getBooked: Get booked itineraries</text:p>
            <text:p text:style-name="P2">- getBilling: Gets billing information (i.e. total</text:p>
            <text:p text:style-name="P6"><text:span text:style-name="T1">cost)</text:span></text:p>
            <text:p text:style-name="Table_20_Contents"/>
            <text:p text:style-name="Table_20_Contents">- addItinerary: adds a new Itinerary to the Client</text:p>
          </table:table-cell>
          <table:table-cell table:style-name="Table2.A1" office:value-type="string">
            <text:p text:style-name="Table_20_Contents">Itinerary</text:p>
            <text:p text:style-name="Table_20_Contents">SearchFlight</text:p>
            <text:p text:style-name="Table_20_Contents">Booking</text:p>
            <text:p text:style-name="Table_20_Contents">SingleFlight</text:p>
            <text:p text:style-name="P13">Administrator</text:p>
            <text:p text:style-name="Table_20_Contents">Launch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9">Person</text:p>
            <text:p text:style-name="P8">Administrator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">- getName: Get a Client's Name</text:p>
            <text:p text:style-name="P2">- editName: Edit a Client's Name</text:p>
            <text:p text:style-name="P2">- getItinerary: Get a Client's booked itineraries</text:p>
            <text:p text:style-name="P2">- editItinerary: Edit a Client's booked itineraries</text:p>
            <text:p text:style-name="P2">- getItineraryInfo: Get a Client's booked</text:p>
            <text:p text:style-name="P2">itineraries' information</text:p>
            <text:p text:style-name="P2">- editItineraryInfo: Edit a Client's booked</text:p>
            <text:p text:style-name="P2">itineraries' information</text:p>
            <text:p text:style-name="P2">- getBilling: Get a Client's total cost</text:p>
            <text:p text:style-name="P2">- searchFlight: Search and get flight results by</text:p>
            <text:p text:style-name="P2">Origin + Destination + Date</text:p>
            <text:p text:style-name="P2">- searchResultsItineraries:Display search results</text:p>
            <text:p text:style-name="P2">for possible itineraries</text:p>
            <text:p text:style-name="P2">- searchResultsTravel: Display search result sorted</text:p>
            <text:p text:style-name="P2">by total travel time</text:p>
            <text:p text:style-name="P2">- searchResultsCost: Display search result sorted</text:p>
            <text:p text:style-name="P2">by total cost</text:p>
            <text:p text:style-name="P2">- selectItinerary: Select an intinerary from a list of</text:p>
            <text:p text:style-name="P6"><text:soft-page-break/><text:span text:style-name="T1">search results</text:span></text:p>
            <text:p text:style-name="P6"><text:span text:style-name="T1"/></text:p>
            <text:p text:style-name="P3">- book: Book the selected itinerary for a particular client</text:p>
            <text:p text:style-name="P2">- uploadFlightInfo: Upload any Flight information</text:p>
            <text:p text:style-name="P2">from the system into a file</text:p>
            <text:p text:style-name="P2">- enterFlightInfo: Enter any flight information into</text:p>
            <text:p text:style-name="P2">the system</text:p>
            <text:p text:style-name="P6"><text:span text:style-name="T1">Booking</text:span></text:p>
          </table:table-cell>
          <table:table-cell table:style-name="Table3.A1" office:value-type="string">
            <text:p text:style-name="P2">Client</text:p>
            <text:p text:style-name="P2">Itinerary</text:p>
            <text:p text:style-name="P2">SearchFlight</text:p>
            <text:p text:style-name="P2">SingleFlight</text:p>
            <text:p text:style-name="P6"><text:span text:style-name="T1">Booking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Table_20_Contents"/>
            <text:p text:style-name="P8">Booking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">- bookFlight: book a new SingleFlight</text:p>
            <text:p text:style-name="P2">- bookIntinerary: book a new Itinerary</text:p>
            <text:p text:style-name="P2">- getBooker: get the Client / Administrator that's</text:p>
            <text:p text:style-name="P2">booking the flight</text:p>
            <text:p text:style-name="P2">- createItinerary: Create new Itinerary</text:p>
            <text:p text:style-name="P6"><text:span text:style-name="T1">- createSingleFlight: Create new SingleFlight</text:span></text:p>
          </table:table-cell>
          <table:table-cell table:style-name="Table4.A1" office:value-type="string">
            <text:p text:style-name="Table_20_Contents">Client</text:p>
            <text:p text:style-name="Table_20_Contents">Intinerary</text:p>
            <text:p text:style-name="Table_20_Contents">SingleFlight</text:p>
            <text:p text:style-name="Table_20_Contents">Administrator</text:p>
          </table:table-cell>
        </table:table-row>
      </table:table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Table_20_Contents">Interface</text:p>
            <text:p text:style-name="P8">FlightInfo</text:p>
            <text:p text:style-name="P9"/>
          </table:table-cell>
          <table:covered-table-cell/>
        </table:table-row>
        <text:soft-page-break/>
        <table:table-row table:style-name="Table5.2">
          <table:table-cell table:style-name="Table5.A1" office:value-type="string">
            <text:p text:style-name="P2">- getFlightNumber: Get flight number</text:p>
            <text:p text:style-name="P2">- setFlightNumber: Set flight number</text:p>
            <text:p text:style-name="P2">- getAirline: Get airline</text:p>
            <text:p text:style-name="P2">- setAirline: Set airline</text:p>
            <text:p text:style-name="P2">- getDeparture: Get departure dates + time</text:p>
            <text:p text:style-name="P2">- setDeparture: Set deparature dates + time</text:p>
            <text:p text:style-name="P2">- getOrigin: Get origin</text:p>
            <text:p text:style-name="P2">- setOrigin: Set origin</text:p>
            <text:p text:style-name="P2">- getDestination: Get destination</text:p>
            <text:p text:style-name="P2">- setDestination: Set destination</text:p>
            <text:p text:style-name="P2">- getArrival: Get arrival dates + time</text:p>
            <text:p text:style-name="P2">- setArrival: Set arrival dates + time</text:p>
            <text:p text:style-name="P2">- getCost: Get cost</text:p>
            <text:p text:style-name="P2">- setCost: Set cost</text:p>
            <text:p text:style-name="P2">- getTravelTime: Get travel time</text:p>
            <text:p text:style-name="P6"><text:span text:style-name="T1">- setTravelTime: Set travel time</text:span></text:p>
            <text:p text:style-name="Table_20_Contents"/>
          </table:table-cell>
          <table:table-cell table:style-name="Table5.A1" office:value-type="string">
            <text:p text:style-name="Table_20_Contents">Itinerary</text:p>
            <text:p text:style-name="Table_20_Contents">Single Flight</text:p>
          </table:table-cell>
        </table:table-row>
      </table:table>
      <text:p text:style-name="Standard"/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Table_20_Contents"/>
            <text:p text:style-name="P8">SearchFlight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2">- searchFlight</text:p>
            <text:p text:style-name="P2">- searchFlight: Search and get flight results by</text:p>
            <text:p text:style-name="P2">Origin + Destination + Date</text:p>
            <text:p text:style-name="P2">- searchResultsItineraries:Display search results</text:p>
            <text:p text:style-name="P2">for possible itineraries</text:p>
            <text:p text:style-name="P2">- searchResultsTravel: Display search result</text:p>
            <text:p text:style-name="P2">sorted by total travel time</text:p>
            <text:p text:style-name="P2"><text:soft-page-break/>- searchResultsCost: Display search result sorted</text:p>
            <text:p text:style-name="P6"><text:span text:style-name="T1">by total cost</text:span></text:p>
          </table:table-cell>
          <table:table-cell table:style-name="Table6.A1" office:value-type="string">
            <text:p text:style-name="Table_20_Contents">Client</text:p>
            <text:p text:style-name="Table_20_Contents">Administrator</text:p>
            <text:p text:style-name="Table_20_Contents">Itinerary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0"/>
            <text:p text:style-name="P8">SingleFlight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2">- Stores flight number, airline, departure date +</text:p>
            <text:p text:style-name="P2">time, arrival date + time, origin, cost, travel time</text:p>
            <text:p text:style-name="P6"><text:span text:style-name="T1">- Implements the FlightInfo interface</text:span></text:p>
          </table:table-cell>
          <table:table-cell table:style-name="Table7.A1" office:value-type="string">
            <text:p text:style-name="P2">Client</text:p>
            <text:p text:style-name="P2">Administrator</text:p>
            <text:p text:style-name="P2">SearchFlight</text:p>
            <text:p text:style-name="P2">FlightInfo</text:p>
            <text:p text:style-name="P2">Itinerary</text:p>
            <text:p text:style-name="P6"><text:span text:style-name="T1">Booking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Table_20_Contents"/>
            <text:p text:style-name="P8">Itinerary</text:p>
          </table:table-cell>
          <table:covered-table-cell/>
        </table:table-row>
        <text:soft-page-break/>
        <table:table-row table:style-name="Table8.2">
          <table:table-cell table:style-name="Table8.A1" office:value-type="string">
            <text:p text:style-name="Table_20_Contents">- Initializes with an array of SingleFlights and stores it in a private variable</text:p>
            <text:list xml:id="list1040925674" text:style-name="L2">
              <text:list-item>
                <text:p text:style-name="P7"><text:span text:style-name="T1">getSingleFlights</text:span></text:p>
              </text:list-item>
              <text:list-item>
                <text:p text:style-name="P7"><text:span text:style-name="T1">Implements the FlightInfo interface</text:span></text:p>
              </text:list-item>
            </text:list>
          </table:table-cell>
          <table:table-cell table:style-name="Table8.A1" office:value-type="string">
            <text:p text:style-name="P2">FlightInfo</text:p>
            <text:p text:style-name="P2">SingleFlight</text:p>
            <text:p text:style-name="P2">Administrator</text:p>
            <text:p text:style-name="P2">Client</text:p>
            <text:p text:style-name="P2">SearchFlight</text:p>
            <text:p text:style-name="P6"><text:span text:style-name="T1">Booking</text:span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8">Launch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Table_20_Contents">- launchGame</text:p>
            <text:p text:style-name="Table_20_Contents">- loadGame</text:p>
            <text:p text:style-name="Table_20_Contents">- saveGame</text:p>
          </table:table-cell>
          <table:table-cell table:style-name="Table9.A1" office:value-type="string">
            <text:p text:style-name="Table_20_Contents">Clien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AAAAA+LiberationSerif" svg:font-family="BAAAAA+LiberationSerif" style:font-family-generic="roman"/>
    <style:font-face style:name="Mangal" svg:font-family="Mang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WenQuanYi Zen Hei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Mangal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/>
    </style:style>
    <style:style style:name="Heading_20_1" style:display-name="Heading 1" style:family="paragraph" style:parent-style-name="Heading" style:next-style-name="Text_20_body" style:default-outline-level="" style:class="text"/>
    <style:style style:name="Heading_20_2" style:display-name="Heading 2" style:family="paragraph" style:parent-style-name="Heading" style:next-style-name="Text_20_body" style:default-outline-level="" style:class="text"/>
    <style:style style:name="Heading_20_3" style:display-name="Heading 3" style:family="paragraph" style:parent-style-name="Heading" style:next-style-name="Text_20_body" style:default-outline-level="" style:class="text"/>
    <style:style style:name="Text_20_Body" style:display-name="Text Body" style:family="paragraph" style:parent-style-name="Standard" style:default-outline-level="">
      <style:paragraph-properties fo:margin-top="0in" fo:margin-bottom="0.0972in" fo:line-height="120%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56" style:layout-grid-base-height="0.1453in" style:layout-grid-ruby-height="0.021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3:44:00</meta:creation-date>
    <dc:language>en-US</dc:language>
    <dc:date>2015-11-05T17:14:27</dc:date>
    <meta:editing-cycles>110</meta:editing-cycles>
    <meta:editing-duration>PT23M45S</meta:editing-duration>
    <meta:generator>LibreOffice/3.5$Linux_X86_64 LibreOffice_project/350m1$Build-2</meta:generator>
    <meta:document-statistic meta:table-count="9" meta:image-count="0" meta:object-count="0" meta:page-count="6" meta:paragraph-count="134" meta:word-count="494" meta:character-count="3367" meta:non-whitespace-character-count="2983"/>
  </office:meta>
</office:document-meta>
</file>